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6699" officeooo:paragraph-rsid="00166699"/>
    </style:style>
    <style:style style:name="P2" style:family="paragraph" style:parent-style-name="Standard">
      <style:text-properties officeooo:rsid="00166699" officeooo:paragraph-rsid="0038a161"/>
    </style:style>
    <style:style style:name="P3" style:family="paragraph" style:parent-style-name="Standard">
      <style:paragraph-properties fo:text-align="center" style:justify-single-word="false"/>
      <style:text-properties fo:font-size="14pt" fo:font-weight="bold" officeooo:rsid="00166699" officeooo:paragraph-rsid="00166699" style:font-size-asian="14pt" style:font-weight-asian="bold" style:font-size-complex="14pt" style:font-weight-complex="bold"/>
    </style:style>
    <style:style style:name="P4" style:family="paragraph" style:parent-style-name="Standard">
      <style:text-properties officeooo:rsid="0018b4c9" officeooo:paragraph-rsid="0024e52e"/>
    </style:style>
    <style:style style:name="P5" style:family="paragraph" style:parent-style-name="Standard">
      <style:text-properties officeooo:rsid="001d5c41" officeooo:paragraph-rsid="001d5c41"/>
    </style:style>
    <style:style style:name="P6" style:family="paragraph" style:parent-style-name="Standard">
      <style:text-properties officeooo:rsid="002e537a" officeooo:paragraph-rsid="002e537a"/>
    </style:style>
    <style:style style:name="P7" style:family="paragraph" style:parent-style-name="Standard">
      <style:text-properties officeooo:rsid="00317ef2" officeooo:paragraph-rsid="00317ef2"/>
    </style:style>
    <style:style style:name="P8" style:family="paragraph" style:parent-style-name="Standard">
      <style:text-properties officeooo:rsid="00317ef2" officeooo:paragraph-rsid="00459801"/>
    </style:style>
    <style:style style:name="P9" style:family="paragraph" style:parent-style-name="Standard">
      <style:text-properties officeooo:rsid="0038a161" officeooo:paragraph-rsid="0038a161"/>
    </style:style>
    <style:style style:name="P10" style:family="paragraph" style:parent-style-name="Standard">
      <style:text-properties officeooo:rsid="0038c6ac" officeooo:paragraph-rsid="0038c6ac"/>
    </style:style>
    <style:style style:name="P11" style:family="paragraph" style:parent-style-name="Standard">
      <style:text-properties officeooo:rsid="00342c60" officeooo:paragraph-rsid="00342c60"/>
    </style:style>
    <style:style style:name="P12" style:family="paragraph" style:parent-style-name="Standard">
      <style:text-properties officeooo:rsid="00437097" officeooo:paragraph-rsid="00437097"/>
    </style:style>
    <style:style style:name="P13" style:family="paragraph" style:parent-style-name="Standard">
      <style:text-properties officeooo:rsid="00479fed" officeooo:paragraph-rsid="00479fed"/>
    </style:style>
    <style:style style:name="P14" style:family="paragraph" style:parent-style-name="Standard">
      <style:text-properties officeooo:rsid="0048f2b4" officeooo:paragraph-rsid="0048f2b4"/>
    </style:style>
    <style:style style:name="P15" style:family="paragraph" style:parent-style-name="Standard">
      <style:text-properties officeooo:rsid="0033a968" officeooo:paragraph-rsid="0033a968"/>
    </style:style>
    <style:style style:name="P16" style:family="paragraph" style:parent-style-name="Standard">
      <style:text-properties officeooo:rsid="004dd635" officeooo:paragraph-rsid="004dd635"/>
    </style:style>
    <style:style style:name="P17" style:family="paragraph" style:parent-style-name="Standard">
      <style:text-properties officeooo:rsid="0048f2b4" officeooo:paragraph-rsid="0048f2b4"/>
    </style:style>
    <style:style style:name="P18" style:family="paragraph" style:parent-style-name="Standard">
      <style:text-properties officeooo:rsid="00479fed" officeooo:paragraph-rsid="00479fed"/>
    </style:style>
    <style:style style:name="P19" style:family="paragraph" style:parent-style-name="Standard">
      <style:text-properties officeooo:rsid="0052d2e6" officeooo:paragraph-rsid="0052d2e6"/>
    </style:style>
    <style:style style:name="T1" style:family="text">
      <style:text-properties officeooo:rsid="001a8956"/>
    </style:style>
    <style:style style:name="T2" style:family="text">
      <style:text-properties officeooo:rsid="0024e52e"/>
    </style:style>
    <style:style style:name="T3" style:family="text">
      <style:text-properties officeooo:rsid="002c65f1"/>
    </style:style>
    <style:style style:name="T4" style:family="text">
      <style:text-properties officeooo:rsid="002eafd5"/>
    </style:style>
    <style:style style:name="T5" style:family="text">
      <style:text-properties officeooo:rsid="002ffbfe"/>
    </style:style>
    <style:style style:name="T6" style:family="text">
      <style:text-properties officeooo:rsid="00342c60"/>
    </style:style>
    <style:style style:name="T7" style:family="text">
      <style:text-properties officeooo:rsid="00397478"/>
    </style:style>
    <style:style style:name="T8" style:family="text">
      <style:text-properties officeooo:rsid="0040aed3"/>
    </style:style>
    <style:style style:name="T9" style:family="text">
      <style:text-properties officeooo:rsid="004196b5"/>
    </style:style>
    <style:style style:name="T10" style:family="text">
      <style:text-properties fo:font-weight="bold" officeooo:rsid="00397478" style:font-weight-asian="bold" style:font-weight-complex="bold"/>
    </style:style>
    <style:style style:name="T11" style:family="text">
      <style:text-properties fo:font-weight="bold" officeooo:rsid="00422a31" style:font-weight-asian="bold" style:font-weight-complex="bold"/>
    </style:style>
    <style:style style:name="T12" style:family="text">
      <style:text-properties officeooo:rsid="00448cca"/>
    </style:style>
    <style:style style:name="T13" style:family="text">
      <style:text-properties officeooo:rsid="00459801"/>
    </style:style>
    <style:style style:name="T14" style:family="text">
      <style:text-properties officeooo:rsid="004674e0"/>
    </style:style>
    <style:style style:name="T15" style:family="text">
      <style:text-properties officeooo:rsid="00479fed"/>
    </style:style>
    <style:style style:name="T16" style:family="text">
      <style:text-properties officeooo:rsid="004a74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rtland’s Public <text:span text:style-name="T3">Transportation</text:span> – Applied Data Science Series</text:p>
      <text:p text:style-name="P1"/>
      <text:p text:style-name="P1"/>
      <text:p text:style-name="P5"><text:span text:style-name="T9">I. </text:span>Background</text:p>
      <text:p text:style-name="P5"/>
      <text:p text:style-name="P4"><text:span text:style-name="T2">TriMet provides publicly available data for bus, rail, cab/lift, and WES vehicles. In this series, we will focus only on rail vehicles. </text:span>The data is comprised <text:span text:style-name="T12">mainly of 3 topics</text:span>: <text:span text:style-name="T1">vehicle, ridership, and performance</text:span>. <text:span text:style-name="T2">Monthly performance metrics are provided from 07/2008 to 03/2018. Annual ridership metrics are available from fiscal year 2000 to 2017 (TriMet’s fiscal year begins and ends in July). Vehicle data is provided for all rail vehicles for time frames spanning one hour, day, week, month, and 11 months. For a first run, we suggest loading and exploring the one hour data which is only 34KB. The longer time frames contain the exact same information (columns), only more rows. This will facilitate a quick set up and troubleshooting if needed.</text:span></text:p>
      <text:p text:style-name="P4"/>
      <text:p text:style-name="P6">Optional data sets are provided for correlation studies relat<text:span text:style-name="T4">ing to</text:span> <text:span text:style-name="T5">911 calls</text:span>, housing, and weather.</text:p>
      <text:p text:style-name="P6"/>
      <text:p text:style-name="P13">II. Data Organization</text:p>
      <text:p text:style-name="P13"/>
      <text:p text:style-name="P19">The performance and ridership data each have their own csv file.</text:p>
      <text:p text:style-name="P14"/>
      <text:p text:style-name="P14">The vehicle data is broken into several relational tables. This significantly reduces the memory required to save the individual files. <text:span text:style-name="T16">The events tables contains events logged by each vehicle such as location coordinates and delay info. The trips tables contain trip specific information such as route info. Trip data can be merged with events by using the tripID and vehicle_id columns together. The messages table contains a dictionary between messageCode in the main table and the corresponding messages displayed on vehicle signs and the meta data applies to all data. </text:span></text:p>
      <text:p text:style-name="P6"/>
      <text:p text:style-name="P10"><text:span text:style-name="T9">III. </text:span>Data Sources</text:p>
      <text:p text:style-name="P10"/>
      <text:p text:style-name="P9">All data sources are provided <text:span text:style-name="T7">below. Please use caution when downloading the raw vehicle data and heed the pop-up warning of how many rows you are attempting to query. One month of data can be roughly 30 million rows and 5-8GB in size! If multiple individuals attempt to download data of this size, you will crash the host server and that’s not nice! </text:span><text:span text:style-name="T10">Keep your queries small </text:span><text:span text:style-name="T11">by using</text:span><text:span text:style-name="T10"> the filters provided in the web interface to limit the data to only what you need.</text:span></text:p>
      <text:p text:style-name="P2"/>
      <text:p text:style-name="P7">1. <text:span text:style-name="T14">TriMet v</text:span>ehicle data – <text:a xlink:type="simple" xlink:href="https://viewer.db4iot.com/trimet" text:style-name="Internet_20_link" text:visited-style-name="Visited_20_Internet_20_Link">https://viewer.db4iot.com/trimet</text:a> <text:span text:style-name="T8">(SEE THE WARNING ABOVE)</text:span></text:p>
      <text:p text:style-name="P15"><text:span text:style-name="T13">2</text:span>. <text:span text:style-name="T6">TriMet performance and ridership data – </text:span><text:a xlink:type="simple" xlink:href="https://trimet.org/about/performance.htm" text:style-name="Internet_20_link" text:visited-style-name="Visited_20_Internet_20_Link"><text:span text:style-name="T6">https://trimet.org/about/performance.htm</text:span></text:a></text:p>
      <text:p text:style-name="P16">3. Housing data - <text:a xlink:type="simple" xlink:href="https://www.redfin.com/blog/data-center" text:style-name="Internet_20_link" text:visited-style-name="Visited_20_Internet_20_Link">https://www.redfin.com/blog/data-center</text:a> </text:p>
      <text:p text:style-name="P11"/>
      <text:p text:style-name="P12">I<text:span text:style-name="T15">V</text:span>. Resources</text:p>
      <text:p text:style-name="P8"/>
      <text:p text:style-name="P8"><text:span text:style-name="T13">1</text:span>. <text:span text:style-name="T1">Vehicle data column dictionary – </text:span><text:a xlink:type="simple" xlink:href="https://developer.trimet.org/ws_docs/vehicle_locations_ws.shtml" text:style-name="Internet_20_link" text:visited-style-name="Visited_20_Internet_20_Link"><text:span text:style-name="T1">https://developer.trimet.org/ws_docs/vehicle_locations_ws.s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15:15:59.852000000</meta:creation-date>
    <dc:date>2018-06-03T08:44:31.502000000</dc:date>
    <meta:editing-duration>PT5H22M14S</meta:editing-duration>
    <meta:editing-cycles>65</meta:editing-cycles>
    <meta:generator>LibreOffice/6.0.2.1$Windows_X86_64 LibreOffice_project/f7f06a8f319e4b62f9bc5095aa112a65d2f3ac89</meta:generator>
    <meta:document-statistic meta:table-count="0" meta:image-count="0" meta:object-count="0" meta:page-count="1" meta:paragraph-count="14" meta:word-count="368" meta:character-count="2403" meta:non-whitespace-character-count="2043"/>
  </office:meta>
</office:document-meta>
</file>